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21b1dc" officeooo:paragraph-rsid="0021b1dc"/>
    </style:style>
    <style:style style:name="P2" style:family="paragraph" style:parent-style-name="Heading_20_1">
      <style:paragraph-properties fo:text-align="start" style:justify-single-word="false"/>
      <style:text-properties officeooo:rsid="0021b1dc" officeooo:paragraph-rsid="0021b1dc"/>
    </style:style>
    <style:style style:name="P3" style:family="paragraph" style:parent-style-name="Heading_20_2">
      <style:text-properties officeooo:rsid="0022b7ae" officeooo:paragraph-rsid="0022b7ae"/>
    </style:style>
    <style:style style:name="P4" style:family="paragraph" style:parent-style-name="Heading_20_2">
      <style:text-properties officeooo:rsid="0022b7ae" officeooo:paragraph-rsid="00251d09"/>
    </style:style>
    <style:style style:name="P5" style:family="paragraph" style:parent-style-name="Heading_20_3">
      <style:text-properties fo:font-size="18pt" style:font-size-asian="18pt" style:font-size-complex="18pt"/>
    </style:style>
    <style:style style:name="P6" style:family="paragraph" style:parent-style-name="Text_20_body">
      <style:paragraph-properties fo:text-align="start" style:justify-single-word="false"/>
      <style:text-properties officeooo:rsid="0021b1dc" officeooo:paragraph-rsid="0021b1dc"/>
    </style:style>
    <style:style style:name="P7" style:family="paragraph" style:parent-style-name="Text_20_body">
      <style:paragraph-properties fo:text-align="start" style:justify-single-word="false"/>
      <style:text-properties officeooo:rsid="0021b1dc" officeooo:paragraph-rsid="00251d09"/>
    </style:style>
    <style:style style:name="T1" style:family="text">
      <style:text-properties officeooo:rsid="0023fb05"/>
    </style:style>
    <style:style style:name="T2" style:family="text">
      <style:text-properties officeooo:rsid="00251d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Ballad Of A Dead Man</text:h>
      <text:h text:style-name="P3" text:outline-level="2"><text:span text:style-name="T2">B</text:span>m <text:s/><text:span text:style-name="T2">E</text:span>, <text:s text:c="5"/>,</text:h>
      <text:h text:style-name="Heading_20_3" text:outline-level="3">Run little rabbit, cant break the habit for none</text:h>
      <text:p text:style-name="P1">Shaped like a rocket shoots like a pocket gun</text:p>
      <text:p text:style-name="P1">Every mothers son, spent a lifetime on the run</text:p>
      <text:h text:style-name="P4" text:outline-level="2"><text:span text:style-name="T2">G</text:span> <text:s text:c="2"/><text:span text:style-name="T2">A</text:span> <text:s text:c="2"/><text:span text:style-name="T2">D <text:s/>Bm</text:span></text:h>
      <text:p text:style-name="P1">One by one and two by two, Our hearts beat a rhythm true</text:p>
      <text:p text:style-name="P1">Wave goodbye now baby blue, You're exploding like a star into the gloom</text:p>
      <text:h text:style-name="P4" text:outline-level="2"><text:span text:style-name="T2">G</text:span> <text:s text:c="2"/>A</text:h>
      <text:p text:style-name="P1">I thought I could shut you in, You said 'Baby let me out'</text:p>
      <text:p text:style-name="P1">I thought that I could pick you up and roll you like a dice, yeah</text:p>
      <text:h text:style-name="P5" text:outline-level="3">There's hitchhikers thumbing on the verge of the lovers highway</text:h>
      <text:p text:style-name="P1">But we just roll on by with the top down,the sun's out</text:p>
      <text:p text:style-name="P1">I'm so glad when you came along you happened to be going my way</text:p>
      <text:p text:style-name="P1">The wheels roll round and round</text:p>
      <text:p text:style-name="P1"/>
      <text:p text:style-name="P1">One by one and two by two … <text:s text:c="5"/>s/gloom/room/</text:p>
      <text:p text:style-name="P1"/>
      <text:p text:style-name="P1">I thought I could shut you in, You said "baby pull me out"</text:p>
      <text:p text:style-name="P1">I thought that I could pick you up and roll you like a dice to get close to you,</text:p>
      <text:p text:style-name="P1">I could feel it coming in, here they come They're coming one by one, coming two by two</text:p>
      <text:p text:style-name="P1">coming one by one, coming two by two</text:p>
      <text:p text:style-name="P1"/>
      <text:p text:style-name="P1">Yeah,if I ever let you down</text:p>
      <text:p text:style-name="P1">If anything should come to bleed you dry or cut you out</text:p>
      <text:h text:style-name="P4" text:outline-level="2"><text:span text:style-name="T2">D</text:span> <text:s/><text:span text:style-name="T1">F</text:span>#m</text:h>
      <text:p text:style-name="P1">Don’t turn me away</text:p>
      <text:p text:style-name="P1"/>
      <text:p text:style-name="P1">Yeah I never meant to spin you round, If anybody comes to do you harm or pin you down</text:p>
      <text:p text:style-name="P1">I'll take your place, take your place, take your place, take your place</text:p>
      <text:p text:style-name="P1">If anybody comes to do you harm or pin you down, If any body comes to shut you in or spin you round</text:p>
      <text:p text:style-name="P7">I'll take your place, I'll take your place</text:p>
      <text:p text:style-name="P7">If anybody comes to shut you in or pin you down, If anybody comes todo you harm or spin you round</text:p>
      <text:p text:style-name="P1">Ill take your place, take your pla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2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19:27:31.015792594</meta:creation-date>
    <dc:title>SongSheet</dc:title>
    <meta:editing-cycles>6</meta:editing-cycles>
    <meta:generator>LibreOffice/7.6.4.1$MacOSX_AARCH64 LibreOffice_project/e19e193f88cd6c0525a17fb7a176ed8e6a3e2aa1</meta:generator>
    <meta:editing-duration>PT20H29M42S</meta:editing-duration>
    <dc:date>2025-06-06T11:10:48.986713821</dc:date>
    <meta:print-date>2025-04-18T20:04:11.072761152</meta:print-date>
    <meta:document-statistic meta:table-count="0" meta:image-count="0" meta:object-count="0" meta:page-count="1" meta:paragraph-count="30" meta:word-count="319" meta:character-count="1492" meta:non-whitespace-character-count="1184"/>
    <meta:template xlink:type="simple" xlink:actuate="onRequest" xlink:title="SongSheet" xlink:href="../../../../Library/Application%20Support/LibreOffice/4/user/template/SongSheet.ott" meta:date="2025-04-18T19:27:30.922724221"/>
  </office:meta>
</office:document-meta>
</file>